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6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  <style:text-properties style:font-name="DejaVu Sans Mon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 Mono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DejaVu Sans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/>
    </style:style>
    <style:style style:name="ce22" style:family="table-cell" style:parent-style-name="Default">
      <style:text-properties style:font-name="DejaVu Sans Mono" fo:font-size="10pt" style:font-size-asian="10pt" style:font-size-complex="10pt"/>
    </style:style>
    <style:style style:name="ce10" style:family="table-cell" style:parent-style-name="Default">
      <style:text-properties style:font-name="DejaVu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022" table:default-cell-style-name="ce10"/>
        <table:table-row table:style-name="ro1">
          <table:table-cell table:style-name="ce1" office:value-type="string" calcext:value-type="string" table:number-columns-spanned="12" table:number-rows-spanned="1">
            <text:p>Automatic ColorMatrix creator for RawTherapee camconst.json</text:p>
          </table:table-cell>
          <table:covered-table-cell table:style-name="ce15"/>
          <table:covered-table-cell table:number-columns-repeated="10" table:style-name="ce2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 Get relevant metadata</text:p>
          </table:table-cell>
          <table:table-cell table:style-name="ce19" office:value-type="string" calcext:value-type="string" table:number-columns-spanned="11" table:number-rows-spanned="1">
            <text:p>exiftool -G0 -args raw.dng | egrep "CalibrationIlluminant|Make=|Model=|Software=|ColorMatrix"</text:p>
          </table:table-cell>
          <table:covered-table-cell table:number-columns-repeated="10" table:style-name="ce22"/>
          <table:table-cell table:number-columns-repeated="1012"/>
        </table:table-row>
        <table:table-row table:style-name="ro2">
          <table:table-cell office:value-type="string" calcext:value-type="string">
            <text:p>2. Version of Adobe DNG Converter</text:p>
          </table:table-cell>
          <table:table-cell table:style-name="ce6" office:value-type="string" calcext:value-type="string">
            <text:p>11.2.1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3. ColorMatrix 1 or 2? (should be D65, usually 2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&quot;4. Paste ColorMatrix&quot; &amp; [.B5] &amp; &quot; into cell B6&quot;" office:value-type="string" office:string-value="4. Paste ColorMatrix2 into cell B6" calcext:value-type="string">
            <text:p>4. Paste ColorMatrix2 into cell B6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5. Click cell B6 and do Data &gt; Text to Columns, split on spaces.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 table:visibility="collapse">
          <table:table-cell/>
          <table:table-cell table:formula="of:=[.B6]*10000" office:value-type="float" office:value="0" calcext:value-type="float">
            <text:p>0</text:p>
          </table:table-cell>
          <table:table-cell table:formula="of:=[.C6]*10000" office:value-type="float" office:value="0" calcext:value-type="float">
            <text:p>0</text:p>
          </table:table-cell>
          <table:table-cell table:formula="of:=[.D6]*10000" office:value-type="float" office:value="0" calcext:value-type="float">
            <text:p>0</text:p>
          </table:table-cell>
          <table:table-cell table:formula="of:=[.E6]*10000" office:value-type="float" office:value="0" calcext:value-type="float">
            <text:p>0</text:p>
          </table:table-cell>
          <table:table-cell table:formula="of:=[.F6]*10000" office:value-type="float" office:value="0" calcext:value-type="float">
            <text:p>0</text:p>
          </table:table-cell>
          <table:table-cell table:formula="of:=[.G6]*10000" office:value-type="float" office:value="0" calcext:value-type="float">
            <text:p>0</text:p>
          </table:table-cell>
          <table:table-cell table:formula="of:=[.H6]*10000" office:value-type="float" office:value="0" calcext:value-type="float">
            <text:p>0</text:p>
          </table:table-cell>
          <table:table-cell table:formula="of:=[.I6]*10000" office:value-type="float" office:value="0" calcext:value-type="float">
            <text:p>0</text:p>
          </table:table-cell>
          <table:table-cell table:formula="of:=[.J6]*10000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8" table:formula="of:=COM.MICROSOFT.TEXTJOIN(&quot;, &quot;; ; [.B9:.J9])" office:value-type="string" office:string-value="0, 0, 0, 0, 0, 0, 0, 0, 0" calcext:value-type="string">
            <text:p>0, 0, 0, 0, 0, 0, 0, 0, 0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4" table:formula="of:=&quot;&quot;&quot;dcraw_matrix&quot;&quot;: [ &quot;&amp; [.B10] &amp; &quot; ] // ColorMatrix&quot; &amp; [.B5] &amp; &quot; from Adobe DNG Converter &quot; &amp; [.B4]" office:value-type="string" office:string-value="&quot;dcraw_matrix&quot;: [ 0, 0, 0, 0, 0, 0, 0, 0, 0 ] // ColorMatrix2 from Adobe DNG Converter 11.2.1" calcext:value-type="string" table:number-columns-spanned="12" table:number-rows-spanned="1">
            <text:p>"dcraw_matrix": [ 0, 0, 0, 0, 0, 0, 0, 0, 0 ] // ColorMatrix2 from Adobe DNG Converter 11.2.1</text:p>
          </table:table-cell>
          <table:covered-table-cell table:style-name="ce9"/>
          <table:covered-table-cell table:number-columns-repeated="10" table:style-name="ce2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 table:number-rows-repeated="3">
          <table:table-cell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9:09:01.480256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55:52.805137295</meta:creation-date>
    <dc:date>2019-04-23T19:10:32.363879215</dc:date>
    <meta:editing-duration>PT27M36S</meta:editing-duration>
    <meta:editing-cycles>7</meta:editing-cycles>
    <meta:generator>LibreOffice/6.1.5.2$Linux_X86_64 LibreOffice_project/10$Build-2</meta:generator>
    <dc:title>Automatic ColorMatrix creator for RawTherapee camconst.json</dc:title>
    <meta:document-statistic meta:table-count="1" meta:cell-count="20" meta:object-count="0"/>
  </office:meta>
</office:document-meta>
</file>